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</office:automatic-styles>
  <office:body>
    <office:text text:use-soft-page-breaks="true">
      <text:p text:style-name="P1">Hvad er formålet med<text:s/>dokumentation?</text:p>
      <text:list text:style-name="LFO1" text:continue-numbering="true">
        <text:list-item>
          <text:p text:style-name="P3">Gør det nemmere at forstå kode/programmet for dig selv og andre</text:p>
        </text:list-item>
        <text:list-item>
          <text:p text:style-name="P4">Gør det nemmere at komme tilbage til efter noget tid</text:p>
        </text:list-item>
      </text:list>
      <text:p text:style-name="Normal">Hvordan vil i gribe det an hvis i skulle beskrive et program og begrunde jeres valg?</text:p>
      <text:list text:style-name="LFO1" text:continue-numbering="true">
        <text:list-item>
          <text:p text:style-name="P5">Lave en forklaring i et summary som giver<text:s/>en beskrivelse af hvad koden/programmet gør</text:p>
        </text:list-item>
      </text:list>
      <text:p text:style-name="Normal">Hvilke værktøjer vil i bruge?</text:p>
      <text:list text:style-name="LFO1" text:continue-numbering="true">
        <text:list-item>
          <text:p text:style-name="P6">Word</text:p>
        </text:list-item>
        <text:list-item>
          <text:p text:style-name="P7">Kommentarer og Summaries i kode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fo:language="en" fo:country="GB"/>
    </style:style>
  </office:automatic-styles>
  <office:master-styles>
    <style:master-page style:name="MP0" style:page-layout-name="PL0">
      <style:header>
        <text:p text:style-name="P2">Jacob Ø. Andersen, Jacob Jørgensen og August Neustrup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cob Ørnskov Andersen</meta:initial-creator>
    <dc:creator>Jacob Ørnskov Andersen</dc:creator>
    <meta:creation-date>2023-03-01T09:30:00Z</meta:creation-date>
    <dc:date>2023-03-01T09:51:00Z</dc:date>
    <meta:template xlink:href="Normal" xlink:type="simple"/>
    <meta:editing-cycles>1</meta:editing-cycles>
    <meta:editing-duration>PT1260S</meta:editing-duration>
    <meta:document-statistic meta:page-count="1" meta:paragraph-count="1" meta:word-count="55" meta:character-count="391" meta:row-count="2" meta:non-whitespace-character-count="337"/>
  </office:meta>
</office:document-meta>
</file>